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OpenSymbol2" svg:font-family="OpenSymbol" style:font-adornments="Regular" style:font-pitch="variable" style:font-charset="x-symbol"/>
    <style:font-face style:name="Arial" svg:font-family="Arial" style:font-family-generic="swiss"/>
    <style:font-face style:name="Arial1" svg:font-family="Arial" style:font-family-generic="roman" style:font-pitch="variable"/>
    <style:font-face style:name="Calibri" svg:font-family="Calibri, 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Courier New" svg:font-family="'Courier New',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ymbol" style:font-family-generic="roman" style:font-pitch="variable"/>
    <style:font-face style:name="Tahoma" svg:font-family="Tahoma" style:font-family-generic="roman" style:font-pitch="variable"/>
    <style:font-face style:name="Wingdings" svg:font-family="Wingdings, Wingdings" style:font-family-generic="roman" style:font-pitch="variable"/>
    <style:font-face style:name="Arial2" svg:font-family="Arial, Arial" style:font-family-generic="system" style:font-pitch="variable"/>
    <style:font-face style:name="Calibri1" svg:font-family="Calibri, Calibri" style:font-family-generic="system" style:font-pitch="variable"/>
    <style:font-face style:name="Courier New3" svg:font-family="'Courier New'" style:font-family-generic="system" style:font-pitch="variable"/>
    <style:font-face style:name="Courier New2" svg:font-family="'Courier New', '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imSun" svg:font-family="SimSun, 宋体" style:font-family-generic="system" style:font-pitch="variable"/>
    <style:font-face style:name="Symbol3" svg:font-family="Symbol" style:font-family-generic="system" style:font-pitch="variable"/>
    <style:font-face style:name="Symbol2" svg:font-family="Symbol, 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1" svg:font-family="'Times New Roman', 'Times New Roman'" style:font-family-generic="system" style:font-pitch="variable"/>
    <style:font-face style:name="Wingdings3" svg:font-family="Wingdings" style:font-family-generic="system" style:font-pitch="variable"/>
    <style:font-face style:name="Wingdings2" svg:font-family="Wingdings, Wingdings" style:font-family-generic="system" style:font-pitch="variable"/>
  </office:font-face-decls>
  <office:automatic-styles>
    <style:style style:name="P1" style:family="paragraph" style:parent-style-name="Standard" style:list-style-name="WWNum8">
      <style:paragraph-properties fo:margin-left="0cm" fo:margin-right="0cm" fo:margin-top="0cm" fo:margin-bottom="0cm" loext:contextual-spacing="false" fo:line-height="150%" fo:text-align="justify" style:justify-single-word="false" fo:text-indent="0.801cm" style:auto-text-indent="false" style:writing-mode="lr-tb"/>
      <style:text-properties style:font-name="Arial"/>
    </style:style>
    <style:style style:name="P2" style:family="paragraph" style:parent-style-name="Standard" style:list-style-name="WWNum8">
      <style:paragraph-properties fo:margin-left="0cm" fo:margin-right="0cm" fo:margin-top="0cm" fo:margin-bottom="0cm" loext:contextual-spacing="false" fo:line-height="150%" fo:text-align="justify" style:justify-single-word="false" fo:text-indent="0.9cm" style:auto-text-indent="false" style:writing-mode="lr-tb"/>
      <style:text-properties style:font-name="Arial"/>
    </style:style>
    <style:style style:name="P3" style:family="paragraph" style:parent-style-name="Standard" style:list-style-name="WWNum8">
      <style:paragraph-properties fo:margin-left="0cm" fo:margin-right="0cm" fo:margin-top="0cm" fo:margin-bottom="0cm" loext:contextual-spacing="false" fo:line-height="150%" fo:text-align="justify" style:justify-single-word="false" fo:text-indent="0.7cm" style:auto-text-indent="false" style:writing-mode="lr-tb"/>
      <style:text-properties style:font-name="Arial"/>
    </style:style>
    <style:style style:name="P4"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0189fc7"/>
    </style:style>
    <style:style style:name="P5" style:family="paragraph" style:parent-style-name="Standard" style:list-style-name="L1">
      <style:paragraph-properties fo:margin-top="0cm" fo:margin-bottom="0cm" loext:contextual-spacing="false" fo:line-height="150%" fo:text-align="start" style:justify-single-word="false" style:writing-mode="lr-tb"/>
      <style:text-properties officeooo:paragraph-rsid="00189fc7"/>
    </style:style>
    <style:style style:name="P6" style:family="paragraph" style:parent-style-name="Standard">
      <style:paragraph-properties fo:margin-top="0cm" fo:margin-bottom="0cm" loext:contextual-spacing="false" fo:line-height="150%" fo:text-align="center" style:justify-single-word="false" style:writing-mode="lr-tb"/>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margin-top="0cm" fo:margin-bottom="0cm" loext:contextual-spacing="false" fo:line-height="150%" fo:text-align="justify" style:justify-single-word="false" style:writing-mode="lr-tb"/>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margin-top="0cm" fo:margin-bottom="0cm" loext:contextual-spacing="false" fo:line-height="150%" fo:text-align="justify" style:justify-single-word="false" style:writing-mode="lr-tb"/>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margin-top="0cm" fo:margin-bottom="0cm" loext:contextual-spacing="false" fo:line-height="150%" fo:text-align="start" style:justify-single-word="false" style:writing-mode="lr-tb"/>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es" fo:country="US" style:text-underline-style="none" fo:font-weight="bold" style:font-size-asian="12pt" style:font-weight-asian="bold" style:font-name-complex="Times New Roman" style:font-size-complex="12pt" style:font-weight-complex="bold"/>
    </style:style>
    <style:style style:name="P11" style:family="paragraph" style:parent-style-name="Standard">
      <style:paragraph-properties fo:margin-top="0cm" fo:margin-bottom="0cm" loext:contextual-spacing="false" fo:line-height="150%" fo:text-align="center" style:justify-single-word="false" style:writing-mode="lr-tb"/>
      <style:text-properties style:font-name="Arial"/>
    </style:style>
    <style:style style:name="P12" style:family="paragraph" style:parent-style-name="Standard">
      <style:paragraph-properties fo:margin-top="0cm" fo:margin-bottom="0cm" loext:contextual-spacing="false" fo:line-height="150%" fo:text-align="center" style:justify-single-word="false" style:writing-mode="lr-tb"/>
      <style:text-properties style:font-name="Arial" officeooo:paragraph-rsid="00155bf6"/>
    </style:style>
    <style:style style:name="P13" style:family="paragraph" style:parent-style-name="Standard">
      <style:paragraph-properties fo:margin-top="0cm" fo:margin-bottom="0cm" loext:contextual-spacing="false" fo:line-height="150%" fo:text-align="justify" style:justify-single-word="false" style:writing-mode="lr-tb"/>
      <style:text-properties style:font-name="Arial"/>
    </style:style>
    <style:style style:name="P14" style:family="paragraph" style:parent-style-name="Standard" style:list-style-name="WWNum1">
      <style:paragraph-properties fo:margin-top="0cm" fo:margin-bottom="0cm" loext:contextual-spacing="false" fo:line-height="150%" fo:text-align="justify" style:justify-single-word="false" style:writing-mode="lr-tb"/>
      <style:text-properties style:font-name="Arial"/>
    </style:style>
    <style:style style:name="P15" style:family="paragraph" style:parent-style-name="Standard" style:list-style-name="WWNum3">
      <style:paragraph-properties fo:margin-top="0cm" fo:margin-bottom="0cm" loext:contextual-spacing="false" fo:line-height="150%" fo:text-align="justify" style:justify-single-word="false" style:writing-mode="lr-tb"/>
      <style:text-properties style:font-name="Arial"/>
    </style:style>
    <style:style style:name="P16" style:family="paragraph" style:parent-style-name="Standard" style:list-style-name="WWNum4">
      <style:paragraph-properties fo:margin-top="0cm" fo:margin-bottom="0cm" loext:contextual-spacing="false" fo:line-height="150%" fo:text-align="justify" style:justify-single-word="false" style:writing-mode="lr-tb"/>
      <style:text-properties style:font-name="Arial"/>
    </style:style>
    <style:style style:name="P17" style:family="paragraph" style:parent-style-name="Standard" style:list-style-name="WWNum5">
      <style:paragraph-properties fo:margin-top="0cm" fo:margin-bottom="0cm" loext:contextual-spacing="false" fo:line-height="150%" fo:text-align="justify" style:justify-single-word="false" style:writing-mode="lr-tb"/>
      <style:text-properties style:font-name="Arial"/>
    </style:style>
    <style:style style:name="P18" style:family="paragraph" style:parent-style-name="Standard">
      <style:paragraph-properties fo:margin-top="0cm" fo:margin-bottom="0cm" loext:contextual-spacing="false" fo:line-height="150%" fo:text-align="justify" style:justify-single-word="false" style:writing-mode="lr-tb"/>
      <style:text-properties style:font-name="Arial" officeooo:paragraph-rsid="00155bf6"/>
    </style:style>
    <style:style style:name="P19" style:family="paragraph" style:parent-style-name="Standard" style:list-style-name="WWNum7">
      <style:paragraph-properties fo:margin-top="0cm" fo:margin-bottom="0cm" loext:contextual-spacing="false" fo:line-height="150%" fo:text-align="justify" style:justify-single-word="false" style:writing-mode="lr-tb"/>
      <style:text-properties style:font-name="Arial"/>
    </style:style>
    <style:style style:name="P20" style:family="paragraph" style:parent-style-name="Standard">
      <style:paragraph-properties fo:margin-top="0cm" fo:margin-bottom="0cm" loext:contextual-spacing="false" fo:line-height="150%" fo:text-align="start" style:justify-single-word="false" style:writing-mode="lr-tb"/>
      <style:text-properties style:font-name="Arial"/>
    </style:style>
    <style:style style:name="P21" style:family="paragraph" style:parent-style-name="Standard" style:list-style-name="WWNum6">
      <style:paragraph-properties fo:margin-top="0cm" fo:margin-bottom="0cm" loext:contextual-spacing="false" fo:line-height="150%" fo:text-align="justify" style:justify-single-word="false" style:writing-mode="lr-tb"/>
      <style:text-properties style:font-name="Arial" officeooo:rsid="0017bf63" officeooo:paragraph-rsid="0017bf63"/>
    </style:style>
    <style:style style:name="P22" style:family="paragraph" style:parent-style-name="Standard" style:master-page-name="Standard">
      <style:paragraph-properties fo:margin-top="0cm" fo:margin-bottom="0cm" loext:contextual-spacing="false" fo:line-height="150%" fo:text-align="center" style:justify-single-word="false" style:page-number="auto" style:writing-mode="lr-tb"/>
      <style:text-properties style:font-name="Arial"/>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punctuation-wrap="simple" style:writing-mode="lr-tb"/>
      <style:text-properties style:font-name="Arial" fo:font-size="12pt" fo:font-weight="normal"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 officeooo:paragraph-rsid="001680c0"/>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 officeooo:paragraph-rsid="00189fc7"/>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 fo:font-size="12pt" fo:font-weight="normal"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
    </style:style>
    <style:style style:name="P3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 officeooo:paragraph-rsid="00155bf6"/>
    </style:style>
    <style:style style:name="P3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
    </style:style>
    <style:style style:name="P32" style:family="paragraph" style:parent-style-name="Standard" style:master-page-name="">
      <loext:graphic-properties draw:fill="none"/>
      <style:paragraph-properties fo:margin-left="0cm" fo:margin-right="-0.4cm" fo:margin-top="0cm" fo:margin-bottom="0cm" loext:contextual-spacing="false" fo:line-height="150%" fo:text-align="center" style:justify-single-word="false" fo:orphans="2" fo:widows="2" fo:text-indent="-0.199cm" style:auto-text-indent="false" style:page-number="auto" fo:background-color="transparent" style:punctuation-wrap="simple" style:writing-mode="lr-tb"/>
      <style:text-properties style:font-name="Arial"/>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2pt" fo:font-weight="bold" style:font-size-asian="12pt" style:font-weight-asian="bold" style:font-size-complex="12pt" style:font-weight-complex="bold"/>
    </style:style>
    <style:style style:name="T4" style:family="text">
      <style:text-properties style:font-name="Arial1" fo:font-size="12pt" fo:font-weight="normal" style:font-size-asian="12pt" style:font-weight-asian="normal" style:font-size-complex="12pt" style:font-weight-complex="normal"/>
    </style:style>
    <style:style style:name="T5" style:family="text">
      <style:text-properties style:font-name="Arial1" fo:font-size="12pt" fo:language="es" fo:country="US" style:text-underline-style="none" fo:font-weight="normal" style:font-size-asian="12pt" style:font-weight-asian="normal" style:font-name-complex="Times New Roman" style:font-size-complex="12pt" style:font-weight-complex="normal"/>
    </style:style>
    <style:style style:name="T6" style:family="text">
      <style:text-properties style:font-name="Arial1" fo:font-size="12pt" fo:language="es" fo:country="US" style:text-underline-style="none" fo:font-weight="normal" officeooo:rsid="0016e545" style:font-size-asian="12pt" style:font-weight-asian="normal" style:font-name-complex="Times New Roman" style:font-size-complex="12pt" style:font-weight-complex="normal"/>
    </style:style>
    <style:style style:name="T7" style:family="text">
      <style:text-properties style:font-name="Arial1" fo:font-size="12pt" fo:language="es" fo:country="US" style:text-underline-style="none" fo:font-weight="bold" style:font-size-asian="12pt" style:font-weight-asian="bold" style:font-name-complex="Times New Roman" style:font-size-complex="12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name-asian="Arial2" style:font-size-asian="12pt" style:font-weight-asian="normal" style:font-name-complex="Arial2" style:font-size-complex="12pt" style:font-weight-complex="normal"/>
    </style:style>
    <style:style style:name="T11" style:family="text">
      <style:text-properties fo:font-size="12pt" fo:font-weight="normal" officeooo:rsid="00152ec3" style:font-name-asian="Arial2" style:font-size-asian="12pt" style:font-weight-asian="normal" style:font-name-complex="Arial2" style:font-size-complex="12pt" style:font-weight-complex="normal"/>
    </style:style>
    <style:style style:name="T12" style:family="text">
      <style:text-properties fo:font-size="12pt" fo:font-weight="normal" officeooo:rsid="00152ec3" fo:background-color="#ff9900" loext:char-shading-value="0" style:font-name-asian="Arial2" style:font-size-asian="12pt" style:font-weight-asian="normal" style:font-name-complex="Arial2" style:font-size-complex="12pt" style:font-weight-complex="normal"/>
    </style:style>
    <style:style style:name="T13" style:family="text">
      <style:text-properties fo:font-size="12pt" fo:font-weight="normal" fo:background-color="#ff9900" loext:char-shading-value="0"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152ec3" style:font-size-asian="12pt" style:font-weight-asian="normal" style:font-size-complex="12pt" style:font-weight-complex="normal"/>
    </style:style>
    <style:style style:name="T17" style:family="text">
      <style:text-properties fo:font-size="12pt" fo:font-weight="normal" officeooo:rsid="00155bf6" style:font-size-asian="12pt" style:font-weight-asian="normal" style:font-size-complex="12pt" style:font-weight-complex="normal"/>
    </style:style>
    <style:style style:name="T18" style:family="text">
      <style:text-properties fo:font-size="12pt" fo:font-weight="normal" officeooo:rsid="00166011" style:font-size-asian="12pt" style:font-weight-asian="normal" style:font-size-complex="12pt" style:font-weight-complex="normal"/>
    </style:style>
    <style:style style:name="T19" style:family="text">
      <style:text-properties fo:font-size="12pt" fo:font-weight="normal" officeooo:rsid="001680c0" style:font-size-asian="12pt" style:font-weight-asian="normal" style:font-size-complex="12pt" style:font-weight-complex="normal"/>
    </style:style>
    <style:style style:name="T20" style:family="text">
      <style:text-properties fo:font-size="12pt" fo:font-weight="normal" officeooo:rsid="0016e545" style:font-size-asian="12pt" style:font-weight-asian="normal" style:font-size-complex="12pt" style:font-weight-complex="normal"/>
    </style:style>
    <style:style style:name="T21" style:family="text">
      <style:text-properties fo:font-size="12pt" fo:font-weight="normal" officeooo:rsid="00189fc7" style:font-size-asian="12pt" style:font-weight-asian="normal" style:font-size-complex="12pt" style:font-weight-complex="normal"/>
    </style:style>
    <style:style style:name="T22" style:family="text">
      <style:text-properties fo:font-size="12pt" fo:font-weight="normal" fo:background-color="transparent" loext:char-shading-value="0" style:font-size-asian="12pt" style:font-weight-asian="normal" style:font-size-complex="12pt" style:font-weight-complex="normal"/>
    </style:style>
    <style:style style:name="T23" style:family="text">
      <style:text-properties fo:font-size="12pt" fo:font-weight="normal" officeooo:rsid="00152ec3" fo:background-color="#00cc00" loext:char-shading-value="0" style:font-size-asian="12pt" style:font-weight-asian="normal" style:font-size-complex="12pt" style:font-weight-complex="normal"/>
    </style:style>
    <style:style style:name="T24" style:family="text">
      <style:text-properties fo:font-size="12pt" fo:font-weight="normal" officeooo:rsid="001680c0" fo:background-color="#00cc00" loext:char-shading-value="0" style:font-size-asian="12pt" style:font-weight-asian="normal" style:font-size-complex="12pt" style:font-weight-complex="normal"/>
    </style:style>
    <style:style style:name="T25" style:family="text">
      <style:text-properties fo:font-size="12pt" fo:font-weight="normal" fo:background-color="#00cc00" loext:char-shading-value="0" style:font-size-asian="12pt" style:font-weight-asian="normal" style:font-size-complex="12pt" style:font-weight-complex="normal"/>
    </style:style>
    <style:style style:name="T26" style:family="text">
      <style:text-properties fo:font-size="12pt" fo:font-weight="normal" officeooo:rsid="0016e545" fo:background-color="#00cc00" loext:char-shading-value="0" style:font-size-asian="12pt" style:font-weight-asian="normal" style:font-size-complex="12pt" style:font-weight-complex="normal"/>
    </style:style>
    <style:style style:name="T27" style:family="text">
      <style:text-properties fo:font-size="12pt" fo:font-weight="normal" officeooo:rsid="0017bf63" fo:background-color="#00cc00" loext:char-shading-value="0" style:font-size-asian="12pt" style:font-weight-asian="normal" style:font-size-complex="12pt" style:font-weight-complex="normal"/>
    </style:style>
    <style:style style:name="T28" style:family="text">
      <style:text-properties fo:font-size="12pt" fo:font-weight="normal" fo:background-color="#ff3333" loext:char-shading-value="0" style:font-size-asian="12pt" style:font-weight-asian="normal" style:font-size-complex="12pt" style:font-weight-complex="normal"/>
    </style:style>
    <style:style style:name="T29" style:family="text">
      <style:text-properties fo:font-size="12pt" fo:font-weight="normal" officeooo:rsid="0016e545" fo:background-color="#ff3333" loext:char-shading-value="0" style:font-size-asian="12pt" style:font-weight-asian="normal" style:font-size-complex="12pt" style:font-weight-complex="normal"/>
    </style:style>
    <style:style style:name="T30" style:family="text">
      <style:text-properties fo:font-size="12pt" fo:language="es" fo:country="US" style:text-underline-style="none" fo:font-weight="normal" style:font-size-asian="12pt" style:font-weight-asian="normal" style:font-name-complex="Times New Roman" style:font-size-complex="12pt" style:font-weight-complex="normal"/>
    </style:style>
    <style:style style:name="T31" style:family="text">
      <style:text-properties fo:font-size="12pt" fo:language="es" fo:country="US" style:text-underline-style="none" fo:font-weight="bold" style:font-size-asian="12pt" style:font-weight-asian="bold" style:font-name-complex="Times New Roman" style:font-size-complex="12pt" style:font-weight-complex="bold"/>
    </style:style>
    <style:style style:name="T32" style:family="text">
      <style:text-properties style:font-name="Arial" fo:font-size="12pt" fo:font-weight="normal" style:font-size-asian="12pt" style:font-weight-asian="normal" style:font-size-complex="12pt" style:font-weight-complex="normal"/>
    </style:style>
    <style:style style:name="T33" style:family="text">
      <style:text-properties style:font-name="Arial" fo:font-size="12pt" fo:font-weight="normal" officeooo:rsid="00189fc7" style:font-size-asian="12pt" style:font-weight-asian="normal" style:font-size-complex="12pt" style:font-weight-complex="normal"/>
    </style:style>
    <style:style style:name="T34" style:family="text">
      <style:text-properties style:font-name="Arial" fo:font-size="12pt" fo:font-weight="normal" fo:background-color="#ff6600" loext:char-shading-value="0" style:font-size-asian="12pt" style:font-weight-asian="normal" style:font-size-complex="12pt" style:font-weight-complex="normal"/>
    </style:style>
    <style:style style:name="T35" style:family="text">
      <style:text-properties style:font-name="Arial" fo:font-size="12pt" fo:font-weight="normal" fo:background-color="#ff6600" loext:char-shading-value="0" style:font-size-asian="12pt" style:font-weight-asian="normal" style:font-size-complex="12pt" style:font-weight-complex="normal"/>
    </style:style>
    <style:style style:name="T36" style:family="text">
      <style:text-properties style:font-name="Arial" fo:font-size="12pt" fo:font-weight="normal" fo:background-color="#ff6600" loext:char-shading-value="0" style:font-size-asian="12pt" style:font-weight-asian="normal" style:font-size-complex="12pt" style:font-weight-complex="normal"/>
    </style:style>
    <style:style style:name="T37" style:family="text">
      <style:text-properties style:font-name="Arial" fo:font-size="12pt" fo:font-weight="normal" officeooo:rsid="00189fc7" fo:background-color="#00cc00" loext:char-shading-value="0" style:font-size-asian="12pt" style:font-weight-asian="normal" style:font-size-complex="12pt" style:font-weight-complex="normal"/>
    </style:style>
    <style:style style:name="T38" style:family="text">
      <style:text-properties style:font-name="Arial" fo:font-size="12pt" fo:font-weight="normal" officeooo:rsid="00189fc7" fo:background-color="#00cc00" loext:char-shading-value="0" style:font-size-asian="12pt" style:font-weight-asian="normal" style:font-size-complex="12pt" style:font-weight-complex="normal"/>
    </style:style>
    <style:style style:name="T39" style:family="text">
      <style:text-properties style:font-name="Arial" fo:font-size="12pt" fo:font-weight="normal" officeooo:rsid="00189fc7" fo:background-color="#00cc00" loext:char-shading-value="0"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8">CAPÍTULO V</text:span></text:p>
      <text:p text:style-name="P6"/>
      <text:p text:style-name="P11"><text:span text:style-name="T8">DISEÑO Y DESARROLLO DEL PRODUCTO TECNOLÓGICO</text:span></text:p>
      <text:p text:style-name="P6"/>
      <text:p text:style-name="P11"><text:span text:style-name="T9">PRESENTACIÓN DE LA PROPUESTA TECNOLÓGICA</text:span></text:p>
      <text:p text:style-name="P6"/>
      <text:p text:style-name="P13"><text:span text:style-name="T9"><text:tab/></text:span><text:span text:style-name="T10">Desde los tiempos en que emergieron la</text:span><text:span text:style-name="T11">s</text:span><text:span text:style-name="T10"> tecnología</text:span><text:span text:style-name="T11">s</text:span><text:span text:style-name="T10"> de información se ha experimentado transformaciones en todos los ámbitos de la sociedad, </text:span><text:span text:style-name="T12">por ello</text:span><text:span text:style-name="T10"> la presente propuesta, el cual es desarrollar un Sistema Web de Red Académica para el Área de Ingeniería de Sistema caso: UNERG, Sede San Juan de los Morros Estado Guárico</text:span><text:span text:style-name="T15">.</text:span></text:p>
      <text:p text:style-name="P13"><text:span text:style-name="T15"/></text:p>
      <text:p text:style-name="P13"><text:span text:style-name="T15"><text:tab/> El desarrollo de este Sistema </text:span><text:span text:style-name="T16">W</text:span><text:span text:style-name="T15">eb tiene como objetivo el suministrar información a los estudiantes del área por medio de </text:span><text:span text:style-name="T13">los profesores</text:span><text:span text:style-name="T22"> </text:span><text:span text:style-name="T23">un único punto de encuentro</text:span><text:span text:style-name="T15">, ya que actualmente se utilizan distintos medios por los cuales dan a conocer información </text:span><text:span text:style-name="T13">educativa y</text:span><text:span text:style-name="T15"> de </text:span><text:span text:style-name="T23">suma</text:span><text:span text:style-name="T15"> importancia, tales como redes sociales, </text:span><text:span text:style-name="T28">Facebook,</text:span><text:span text:style-name="T15"> correo electrónico, </text:span><text:span text:style-name="T28">WhatsApp,</text:span><text:span text:style-name="T15"> entre otras, generando un descontrol de la información que se publica por utilizar distintos medios.</text:span></text:p>
      <text:p text:style-name="P13"><text:span text:style-name="T15"/></text:p>
      <text:p text:style-name="P13"><text:span text:style-name="T15"><text:tab/>Es así que los argumentos que justifican el presente trabajo de grado con los hechos sucedidos con la distribución de información, he allí donde se propone a realizar dicho sistema para que haya un control de la información que se publica y sea un único punto de encuentro virtual para que los estudiantes estén informados en todo momento</text:span><text:span text:style-name="T16">,</text:span><text:span text:style-name="T15"> brindándole</text:span><text:span text:style-name="T16">s</text:span><text:span text:style-name="T15"> información veraz y confiable, por eso se tomara en cuenta los escenarios específicos para la gestión e implementación del mencionado sistema web.</text:span></text:p>
      <text:p text:style-name="P13"><text:span text:style-name="T15"/></text:p>
      <text:p text:style-name="P13"><text:span text:style-name="T15"/></text:p>
      <text:p text:style-name="P13"><text:soft-page-break/><text:span text:style-name="T15"><text:tab/>Por esta razón el uso de las nuevas tecnologías con sus métodos y herramientas son capaces de facilitar las tareas rutinarias a la población y mejorando la atención, ya que esta investigación es sobre el desarrollo de un sistema web, cuyo propósito fundamental es la divulgación de información educativa, con la gran ventaja de que los estudiantes estén informados ya que por esta razón durante los años anteriores se les hacia difícil obtener la información que ellos requerían.</text:span></text:p>
      <text:p text:style-name="P7"/>
      <text:p text:style-name="P11"><text:span text:style-name="T9">PRESENTACIÓN TÉCNICA DE LA PROPUESTA TECNOLÓGICA</text:span></text:p>
      <text:p text:style-name="P8"/>
      <text:p text:style-name="P24"><text:span text:style-name="T15">El Sistema se desarrollo bajo entorno web que cumple con los requerimientos de un sistema multiplataforma, ademas se desarrollo con el enfoque del patrón de arquitectura de software que separa los datos de la aplicación, la interfaz de usuario, y la lógica de control en tres componentes distintos MVC (Modelo, Vista, Controlador).</text:span></text:p>
      <text:p text:style-name="P25"><text:span text:style-name="T15">De igual forma, el patrón MVC es muy frecuente en sistemas web, por ello la razón de su uso, donde la vista es la p</text:span><text:span text:style-name="T17">á</text:span><text:span text:style-name="T15">gina HTML y el código que provee de datos dinámicos al controlador, el modelo es el sistema de gestión de base de datos y la lógica de negocio, el controlador es el encargado de recibir los eventos de entrada desde la vista.</text:span></text:p>
      <text:p text:style-name="P24"><text:span text:style-name="T15">El desarrollo del sistema Web propuesto se desarrollo bajo la arquitectura API REST cabe destacar que dicha arquitectura se utiliza para el desarrollo web y se apoya totalmente en el </text:span><text:span text:style-name="T18">estándar</text:span><text:span text:style-name="T15"> HTTP, el cual nos permite crear servicios y aplicaciones que puedan ser escalables, ademas, las API REST tienen una particularidad de que no se almacenan datos de sesi</text:span><text:span text:style-name="T18">ó</text:span><text:span text:style-name="T15">n del lado del servidor sino que se guardan del lado del cliente es decir que se almacenan en la cache del navegador, la ventaja que nos trae la realizaci</text:span><text:span text:style-name="T19">ó</text:span><text:span text:style-name="T15">n de una API </text:span><text:span text:style-name="T19">REST</text:span><text:span text:style-name="T15"> es que permite que nuestro sistema sea mucho mas escalable, es decir, que pueda ser migrado f</text:span><text:span text:style-name="T19">á</text:span><text:span text:style-name="T15">cilmente a otro lenguaje de programaci</text:span><text:span text:style-name="T19">ó</text:span><text:span text:style-name="T15">n o Framework sin necesidad de realizar nuevamente la </text:span><text:span text:style-name="T19">Base de </text:span><text:soft-page-break/><text:span text:style-name="T19">Datos (DB)</text:span><text:span text:style-name="T15"> o en otras palabras la API, con el objetivo de que se puedan crear nuevas versiones de nuestro sistema.</text:span></text:p>
      <text:p text:style-name="P26"><text:span text:style-name="T15">Para llevar acabo la programación de la herramienta tecnológica se utilizan los lenguajes web como: HTML5, CSS3, JavaScript y ademas dicho sistema se realizo en dos partes</text:span><text:span text:style-name="T25">: API </text:span><text:span text:style-name="T24">REST </text:span><text:span text:style-name="T25">y </text:span><text:span text:style-name="T24">SPA (Simgle Page Aplication)</text:span><text:span text:style-name="T15"> </text:span><text:span text:style-name="T28"><text:s/>la API y el cliente API</text:span><text:span text:style-name="T15"> , se utilizo para el Backend </text:span><text:span text:style-name="T24">un servicio de Google llamado FireBase en su versión 3,</text:span><text:span text:style-name="T15"> </text:span><text:span text:style-name="T28">el Framework Laravel en su versión 5.2 que esta basado en el lenguaje de programación PHP</text:span><text:span text:style-name="T15">, </text:span><text:span text:style-name="T19">una de</text:span><text:span text:style-name="T15"> la</text:span><text:span text:style-name="T19">s</text:span><text:span text:style-name="T15"> ventaja</text:span><text:span text:style-name="T19">s</text:span><text:span text:style-name="T15"> que nos ofrece este </text:span><text:span text:style-name="T24">servicio es la base de datos en tiempo real (Real Time Data Base) </text:span><text:span text:style-name="T27">la cual es una base de datos no relacional</text:span><text:span text:style-name="T24"> lo </text:span><text:span text:style-name="T27">que </text:span><text:span text:style-name="T24">nos permite tener sincronizados todos los usuarios al realizarse algún cambio, además de ser una herramienta rápida </text:span><text:span text:style-name="T26">y</text:span><text:span text:style-name="T24"> segura </text:span><text:span text:style-name="T26">nos</text:span><text:span text:style-name="T24"> provee </text:span><text:span text:style-name="T26">de </text:span><text:span text:style-name="T24">una extensa documentación.</text:span><text:span text:style-name="T15"> </text:span><text:span text:style-name="T28">framework es la seguridad de los datos ofreciendo un sitio seguro para los usuarios, ademas de ser un framework sencillo, robusto y con gran documentación.</text:span></text:p>
      <text:p text:style-name="P25"><text:span text:style-name="T15"><text:tab/>Por otro lado para el Frontend se utilizo el Framework Angular</text:span><text:span text:style-name="T20">Js</text:span><text:span text:style-name="T15"> en su versi</text:span><text:span text:style-name="T20">ó</text:span><text:span text:style-name="T15">n 1.5</text:span><text:span text:style-name="T20">+</text:span><text:span text:style-name="T15"> el cual esta basado en el lenguaje de programaci</text:span><text:span text:style-name="T20">ó</text:span><text:span text:style-name="T15">n Javascript, la principal ventaja de este </text:span><text:span text:style-name="T26">framework es su sencillez la cual permite acortar el tiempo de desarrollo, teniendo en cuenta la gran cantidad de herramientas que nos ofrece para facilitar el trabajo.</text:span><text:span text:style-name="T15"> </text:span><text:span text:style-name="T28">es que la carga de datos es mucho mas r</text:span><text:span text:style-name="T29">á</text:span><text:span text:style-name="T28">pida ya que trabaja en tiempo real y de manera asincrona con el servidor.</text:span></text:p>
      <text:p text:style-name="P25"><text:span text:style-name="T15">Se debe </text:span><text:span text:style-name="T14">señalar</text:span><text:span text:style-name="T15"> que este Sistema Web cuenta con un sistema de autenticaci</text:span><text:span text:style-name="T20">ó</text:span><text:span text:style-name="T15">n basada en token el cual es una firma cifrada que se encargar</text:span><text:span text:style-name="T20">á</text:span><text:span text:style-name="T15"> de identificar al usuario cada vez que inicie sesi</text:span><text:span text:style-name="T20">ó</text:span><text:span text:style-name="T15">n permitiendo que sus datos de sesi</text:span><text:span text:style-name="T20">ó</text:span><text:span text:style-name="T15">n se almacenen del lado del cliente y no del lado del servidor.</text:span></text:p>
      <text:p text:style-name="P25"><text:span text:style-name="T15">El desarrollo del sistema web esta basado en una red académica el cual permitirá la divulgación de información para los estudiantes del Área de Ingeniería de Sistema, adem</text:span><text:span text:style-name="T20">á</text:span><text:span text:style-name="T15">s de proporcionarles guías de estudio y mantenerlos informados en todo momento, brindándole información confiable </text:span><text:soft-page-break/><text:span text:style-name="T15">proporcionada por los profesores del área con la finalidad de que haya un control de la información publicada.</text:span></text:p>
      <text:p text:style-name="P28"/>
      <text:p text:style-name="P25"><text:span text:style-name="T15">A continuación se presenta la forma en la cual está constituido el sistema propuesto dado por los siguientes módulos, los cuales son:</text:span></text:p>
      <text:p text:style-name="P25"><text:span text:style-name="T15"/></text:p>
      <text:list xml:id="list5034255644277494376" text:style-name="WWNum1">
        <text:list-item>
          <text:p text:style-name="P14"><text:span text:style-name="T15">Inicio: Es la pantalla principal que tenemos al entrar en el sistema, en la cual se puede apreciar la mayor parte de los módulos que se trabajan en el sistema.</text:span></text:p>
        </text:list-item>
      </text:list>
      <text:p text:style-name="P13"><text:span text:style-name="T4"/></text:p>
      <text:list xml:id="list225422414084219" text:continue-numbering="true" text:style-name="WWNum1">
        <text:list-item>
          <text:p text:style-name="P14"><text:span text:style-name="T15">Persona: Modulo donde se registran las personas (estudiante o profesor) el cual creará un perfil.</text:span></text:p>
        </text:list-item>
      </text:list>
      <text:p text:style-name="P13"><text:span text:style-name="T4"/></text:p>
      <text:list xml:id="list225421298951952" text:continue-numbering="true" text:style-name="WWNum1">
        <text:list-item>
          <text:p text:style-name="P14"><text:span text:style-name="T15">Perfil: Muestra toda la información personal y profesional (Curriculum) de la persona registrada.</text:span></text:p>
        </text:list-item>
      </text:list>
      <text:p text:style-name="P13"><text:span text:style-name="T4"/></text:p>
      <text:list xml:id="list225422787101503" text:continue-numbering="true" text:style-name="WWNum1">
        <text:list-item>
          <text:p text:style-name="P14"><text:span text:style-name="T15">Publicaciones: Es el modulo principal donde estará toda la información que las personas (profesores) publicarán.</text:span></text:p>
        </text:list-item>
      </text:list>
      <text:p text:style-name="P13"><text:span text:style-name="T4"/></text:p>
      <text:list xml:id="list225421251770030" text:continue-numbering="true" text:style-name="WWNum1">
        <text:list-item>
          <text:p text:style-name="P14"><text:span text:style-name="T15">Comentarios: Se muestra el listado de comentarios de las personas (estudiante o profesor) por publicación seleccionada.</text:span></text:p>
        </text:list-item>
      </text:list>
      <text:p text:style-name="P13"><text:span text:style-name="T4"/></text:p>
      <text:list xml:id="list225421975379926" text:continue-numbering="true" text:style-name="WWNum1">
        <text:list-item>
          <text:p text:style-name="P14"><text:span text:style-name="T15">Materias: Mostrará un listado de las materias del pensum académico que al seleccionar mostrará el contenido programático de dicha materia seleccionada.</text:span></text:p>
        </text:list-item>
      </text:list>
      <text:p text:style-name="P7"/>
      <text:p text:style-name="P7"/>
      <text:p text:style-name="P6"/>
      <text:p text:style-name="P6"/>
      <text:p text:style-name="P6"/>
      <text:p text:style-name="P32"><text:soft-page-break/><text:span text:style-name="T9">NECESIDADES GENERALES DE LA NUEVA HERRAMIENTA TECNOLÓGICA</text:span></text:p>
      <text:p text:style-name="P11"><text:span text:style-name="T3"/></text:p>
      <text:p text:style-name="P11"><text:span text:style-name="T9">Hardware</text:span></text:p>
      <text:p text:style-name="P24"><text:span text:style-name="T15">Los requerimientos de Hardware son todos aquellos recursos que necesite el sistema para su optimo funcionamiento. El dispositivo tecnológico no necesitará de muchos requisitos de hardware para ejecutar esta herramienta ya que se podrá acceder a ella por medio de Internet.</text:span></text:p>
      <text:p text:style-name="P11"><text:span text:style-name="T9"/></text:p>
      <text:p text:style-name="P11"><text:span text:style-name="T9">Software</text:span></text:p>
      <text:p text:style-name="P11"><text:span text:style-name="T3"/></text:p>
      <text:p text:style-name="P24"><text:span text:style-name="T15">En este caso la nueva herramienta es multiplataforma por lo cual se podrá ejecutar desde cualquier sistema operativo actual siempre y cuando tengan conexión a Internet y un Navegador Web actualizado, por ejemplo:</text:span></text:p>
      <text:p text:style-name="P25"><text:span text:style-name="T15"/></text:p>
      <text:list xml:id="list4956582070860191333" text:style-name="WWNum3">
        <text:list-item>
          <text:p text:style-name="P15"><text:span text:style-name="T15">Sistemas Operativos:</text:span></text:p>
          <text:list>
            <text:list-item>
              <text:p text:style-name="P15"><text:span text:style-name="T30">Windows XP, 7, 8, 8.1 y 10.</text:span></text:p>
            </text:list-item>
            <text:list-item>
              <text:p text:style-name="P15"><text:span text:style-name="T30">Linux Ubuntu, Debian, Manjaro, Canaima, Linux Mint, entre otros.</text:span></text:p>
            </text:list-item>
            <text:list-item>
              <text:p text:style-name="P15"><text:span text:style-name="T30">MacOSX.</text:span></text:p>
            </text:list-item>
            <text:list-item>
              <text:p text:style-name="P15"><text:span text:style-name="T30">Android 3.2 + .</text:span></text:p>
            </text:list-item>
            <text:list-item>
              <text:p text:style-name="P15"><text:span text:style-name="T30">Windows Mobile.</text:span></text:p>
            </text:list-item>
            <text:list-item>
              <text:p text:style-name="P15"><text:span text:style-name="T30">Iphone, Iphone touch.</text:span></text:p>
            </text:list-item>
          </text:list>
        </text:list-item>
      </text:list>
      <text:p text:style-name="P13"><text:span text:style-name="T5"/></text:p>
      <text:list xml:id="list225422966460968" text:continue-numbering="true" text:style-name="WWNum3">
        <text:list-item>
          <text:p text:style-name="P15"><text:span text:style-name="T30">Navegadores Web:</text:span></text:p>
          <text:list>
            <text:list-item>
              <text:p text:style-name="P15"><text:span text:style-name="T30">Google Chrome.</text:span></text:p>
            </text:list-item>
            <text:list-item>
              <text:p text:style-name="P15"><text:span text:style-name="T30">Mozilla Firefox.</text:span></text:p>
            </text:list-item>
            <text:list-item>
              <text:p text:style-name="P15"><text:span text:style-name="T30">Opera.</text:span></text:p>
            </text:list-item>
            <text:list-item>
              <text:p text:style-name="P15"><text:span text:style-name="T30">Safari.</text:span></text:p>
            </text:list-item>
            <text:list-item>
              <text:p text:style-name="P15"><text:span text:style-name="T30">Entre otros.</text:span></text:p>
            </text:list-item>
          </text:list>
        </text:list-item>
      </text:list>
      <text:p text:style-name="P10"/>
      <text:p text:style-name="P13"><text:soft-page-break/><text:span text:style-name="T31">Lenguajes de Programación</text:span></text:p>
      <text:list xml:id="list7395606466454009832" text:style-name="WWNum4">
        <text:list-item>
          <text:p text:style-name="P16"><text:span text:style-name="T30">HTML5</text:span></text:p>
        </text:list-item>
        <text:list-item>
          <text:p text:style-name="P16"><text:span text:style-name="T30">CSS3</text:span></text:p>
        </text:list-item>
        <text:list-item>
          <text:p text:style-name="P16"><text:span text:style-name="T30">JavaScript</text:span></text:p>
        </text:list-item>
      </text:list>
      <text:p text:style-name="P18"><text:span text:style-name="T5"/></text:p>
      <text:p text:style-name="P13"><text:span text:style-name="T31">Framework</text:span></text:p>
      <text:list xml:id="list6847828211336134575" text:style-name="WWNum5">
        <text:list-item>
          <text:p text:style-name="P17"><text:span text:style-name="T30">Angularjs 1.5</text:span><text:span text:style-name="T6">+</text:span></text:p>
        </text:list-item>
      </text:list>
      <text:p text:style-name="P18"><text:span text:style-name="T31"/></text:p>
      <text:p text:style-name="P18"><text:span text:style-name="T31">Gestor de Base de Datos</text:span></text:p>
      <text:list xml:id="list8024768836708139447" text:style-name="WWNum6">
        <text:list-item>
          <text:p text:style-name="P21"><text:span text:style-name="T30">FireBase 3</text:span></text:p>
        </text:list-item>
      </text:list>
      <text:p text:style-name="P18"><text:span text:style-name="T31"/></text:p>
      <text:p text:style-name="P18"><text:span text:style-name="T31">Servidor Web (Hospedaje)</text:span></text:p>
      <text:list xml:id="list290606484769229454" text:style-name="WWNum7">
        <text:list-item>
          <text:p text:style-name="P19"><text:span text:style-name="T30">Nombre del servidor: ServiciosHostings</text:span></text:p>
        </text:list-item>
        <text:list-item>
          <text:p text:style-name="P19"><text:span text:style-name="T30">Apache con soporte a PHP5+</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span text:style-name="T31">OBJETIVOS DE LA PROPUESTA TECNOLÓGICA</text:span></text:p>
      <text:p text:style-name="P10"/>
      <text:p text:style-name="P12"><text:span text:style-name="T31">GENERAL</text:span></text:p>
      <text:p text:style-name="P12"><text:span text:style-name="T31"/></text:p>
      <text:p text:style-name="P30"><text:span text:style-name="T15">Desarrollar un Sistema Web de Red Académica (EduAIS) para así proporcionarle información y guías de estudio al publico estudiantil de forma eficaz, fácil y viable con el propósito que cada estudiante disponga de dicha información en todo momento.</text:span></text:p>
      <text:p text:style-name="P18"><text:span text:style-name="T9"/></text:p>
      <text:p text:style-name="P12"><text:span text:style-name="T9">ESPECÍFICOS</text:span></text:p>
      <text:p text:style-name="P12"><text:span text:style-name="T9"/></text:p>
      <text:list xml:id="list8047513592614670074" text:style-name="WWNum8">
        <text:list-item>
          <text:p text:style-name="P1">Registrar la información principal del profesor y estudiante para el curriculum (CV) digital.</text:p>
        </text:list-item>
        <text:list-item>
          <text:p text:style-name="P1"><text:span text:style-name="T15">Proporcionar un único punto de encuentro virtual para mantener informada a toda la comunidad estudiantil.</text:span></text:p>
        </text:list-item>
        <text:list-item>
          <text:p text:style-name="P2"><text:span text:style-name="T15">Controlar el flujo de información suministrada por el sistema y el profesor y almacenar el material educativo o guías de estudio para que el estudiante tenga acceso a las mismas en todo momento.</text:span></text:p>
        </text:list-item>
        <text:list-item>
          <text:p text:style-name="P1"><text:span text:style-name="T15">Reducir el gasto excesivo de dinero de los estudiantes para obtener guías de estudio.</text:span></text:p>
        </text:list-item>
        <text:list-item>
          <text:p text:style-name="P1"><text:span text:style-name="T15">Brindar un espacio web donde los profesores puedan subir información y contenido educativo de forma fácil y eficaz.</text:span></text:p>
        </text:list-item>
        <text:list-item>
          <text:p text:style-name="P3"><text:span text:style-name="T15">Suministrar información viable por fuentes confiables para que los estudiantes dispongan de ella y evitar la controversia.</text:span></text:p>
        </text:list-item>
      </text:list>
      <text:p text:style-name="P8"/>
      <text:p text:style-name="P8"/>
      <text:p text:style-name="P8"/>
      <text:p text:style-name="P8"/>
      <text:p text:style-name="P8"/>
      <text:p text:style-name="P8"/>
      <text:p text:style-name="P11"><text:soft-page-break/><text:span text:style-name="T9">JUSTIFICACIÓN DE LA PROPUESTA</text:span></text:p>
      <text:p text:style-name="P6"/>
      <text:p text:style-name="P24"><text:span text:style-name="T15">Un Sistema Web Académico (EduAIS) para el Área de Ingeniería de Sistemas es una solución factible para solventar la problemática <text:s/>con la divulgación de información actualmente, ya que cabe destacar que una red académica es una plataforma de encuentro, de intercambio de información educativa, la cual se quiere que sea un único punto de encuentro para mantener informada a toda la comunidad estudiantil del Área en todo momento y evitar la controversia que se ha generado por el uso de distintas herramientas tecnológicas.</text:span></text:p>
      <text:p text:style-name="P27"><text:span text:style-name="T15">Dicho Sistema Web Académico garantizar</text:span><text:span text:style-name="T21">á</text:span><text:span text:style-name="T15"> una buena comunicación virtual a través de la red siendo este un único punto de encuentro, ya que a través de dicho sistema se le brindara un espacio de almacenamiento en la nube donde los profesores podrán subir contenido educativo ya sea (Guías de estudio, contenido programático, horarios semestrales entre otros).</text:span></text:p>
      <text:p text:style-name="P27"><text:span text:style-name="T15">Como también mantener informados a los estudiantes del área acerca de cursos a realizar, fechas de inscripciones, eventos importantes y cualquier información educativa que le pueda servir de apoyo a todos los estudiantes.</text:span></text:p>
      <text:p text:style-name="P27"><text:span text:style-name="T15">En efecto dicho sistema </text:span><text:span text:style-name="T21">permitirá</text:span><text:span text:style-name="T15"> que haya un control de la información que se publica ya que los profesores serán los únicos encargados de publicar y suministrar el contenido educativo, brindándole información veraz y confiable a los estudiantes por venir de fuentes confiables.</text:span></text:p>
      <text:p text:style-name="P27"><text:span text:style-name="T15">Por otro lado es importante señalar que el Área no cuenta con una herramienta propia para difundir información es por esto que se quiere <text:s/>implementar este Sistema Web Académico para incentivar y motivar a los profesores que aun no utilizan herramientas tecnológicas a utilizarlas, y por otro lado que los estudiantes puedan recibir información confiable y motivarlos a realizar propuestas nuevas que puedan ayudar a la comunidad estudiantil ya que se quiere que este proyecto siga creciendo y que los demás estudiantes puedan agregarle módulos y funcionalidades nuevas y </text:span><text:soft-page-break/><text:span text:style-name="T15">este sea un producto completo a largo plazo por ello se desarrollo bajo la arquitectura API REST para que sea totalmente escalable y f</text:span><text:span text:style-name="T21">á</text:span><text:span text:style-name="T15">cil de migrar.</text:span></text:p>
      <text:p text:style-name="P23"/>
      <text:p text:style-name="P11"><text:span text:style-name="T9">LIMITACIONES</text:span></text:p>
      <text:p text:style-name="P11"><text:span text:style-name="T3"/></text:p>
      <text:list xml:id="list6982318173762985140" text:style-name="L1">
        <text:list-item>
          <text:p text:style-name="P5"><text:span text:style-name="T32">El tiempo de desarrollo es relativamente largo.</text:span></text:p>
        </text:list-item>
        <text:list-item>
          <text:p text:style-name="P5"><text:span text:style-name="T32">Tiempo de la curva de aprendizaje de los framework.</text:span></text:p>
        </text:list-item>
        <text:list-item>
          <text:p text:style-name="P5"><text:span text:style-name="T32">Complejidad de la comunicaci</text:span><text:span text:style-name="T33">ó</text:span><text:span text:style-name="T32">n entre la API REST y el </text:span><text:span text:style-name="T38">SPA</text:span><text:span text:style-name="T32"> </text:span><text:span text:style-name="T35">cliente</text:span><text:span text:style-name="T32">.</text:span></text:p>
        </text:list-item>
        <text:list-item>
          <text:p text:style-name="P5"><text:span text:style-name="T32">Servidor Web (Hospedaje).</text:span></text:p>
        </text:list-item>
      </text:list>
      <text:p text:style-name="P9"/>
      <text:p text:style-name="P11"><text:span text:style-name="T9">ALCANCES</text:span></text:p>
      <text:p text:style-name="P11"><text:span text:style-name="T3"/></text:p>
      <text:list xml:id="list4571708876306257490" text:style-name="L2">
        <text:list-item>
          <text:p text:style-name="P4"><text:span text:style-name="T32">Realizar un Sistema totalmente Escalable.</text:span></text:p>
        </text:list-item>
        <text:list-item>
          <text:p text:style-name="P4"><text:span text:style-name="T32">Desarrollar una API REST F</text:span><text:span text:style-name="T33">ull</text:span><text:span text:style-name="T32">.</text:span></text:p>
        </text:list-item>
        <text:list-item>
          <text:p text:style-name="P4"><text:span text:style-name="T32">Sistema Web que sea un </text:span><text:span text:style-name="T33">ú</text:span><text:span text:style-name="T32">nico punto de encuentro.</text:span></text:p>
        </text:list-item>
        <text:list-item>
          <text:p text:style-name="P4"><text:span text:style-name="T32">Brindar informaci</text:span><text:span text:style-name="T33">ó</text:span><text:span text:style-name="T32">n educativa por fuentes confiables a trav</text:span><text:span text:style-name="T33">és</text:span><text:span text:style-name="T32"> del sistema.</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OpenSymbol2" svg:font-family="OpenSymbol" style:font-adornments="Regular" style:font-pitch="variable" style:font-charset="x-symbol"/>
    <style:font-face style:name="Arial" svg:font-family="Arial" style:font-family-generic="swiss"/>
    <style:font-face style:name="Arial1" svg:font-family="Arial" style:font-family-generic="roman" style:font-pitch="variable"/>
    <style:font-face style:name="Calibri" svg:font-family="Calibri, 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Courier New" svg:font-family="'Courier New',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ymbol" style:font-family-generic="roman" style:font-pitch="variable"/>
    <style:font-face style:name="Tahoma" svg:font-family="Tahoma" style:font-family-generic="roman" style:font-pitch="variable"/>
    <style:font-face style:name="Wingdings" svg:font-family="Wingdings, Wingdings" style:font-family-generic="roman" style:font-pitch="variable"/>
    <style:font-face style:name="Arial2" svg:font-family="Arial, Arial" style:font-family-generic="system" style:font-pitch="variable"/>
    <style:font-face style:name="Calibri1" svg:font-family="Calibri, Calibri" style:font-family-generic="system" style:font-pitch="variable"/>
    <style:font-face style:name="Courier New3" svg:font-family="'Courier New'" style:font-family-generic="system" style:font-pitch="variable"/>
    <style:font-face style:name="Courier New2" svg:font-family="'Courier New', '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imSun" svg:font-family="SimSun, 宋体" style:font-family-generic="system" style:font-pitch="variable"/>
    <style:font-face style:name="Symbol3" svg:font-family="Symbol" style:font-family-generic="system" style:font-pitch="variable"/>
    <style:font-face style:name="Symbol2" svg:font-family="Symbol, 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1" svg:font-family="'Times New Roman', 'Times New Roman'" style:font-family-generic="system" style:font-pitch="variable"/>
    <style:font-face style:name="Wingdings3" svg:font-family="Wingdings" style:font-family-generic="system" style:font-pitch="variable"/>
    <style:font-face style:name="Wingdings2" svg:font-family="Wingdings, 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Encabezado_20_1" style:display-name="Encabezado 1" style:family="paragraph" style:parent-style-name="Standard" style:default-outline-level="">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Encabezado_20_2" style:display-name="Encabezado 2" style:family="paragraph" style:parent-style-name="Standard" style:default-outline-level="">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Encabezado_20_3" style:display-name="Encabezado 3" style:family="paragraph" style:parent-style-name="Standard" style:default-outline-level="">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Encabezado_20_4" style:display-name="Encabezado 4" style:family="paragraph" style:parent-style-name="Standard" style:default-outline-level="">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Encabezado_20_5" style:display-name="Encabezado 5" style:family="paragraph" style:parent-style-name="Standard" style:default-outline-level="">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Encabezado_20_6" style:display-name="Encabezado 6" style:family="paragraph" style:parent-style-name="Standard" style:default-outline-level="">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Encabezado_20_7" style:display-name="Encabezado 7" style:family="paragraph" style:parent-style-name="Standard" style:default-outline-level="">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Encabezado_20_8" style:display-name="Encabezado 8" style:family="paragraph" style:parent-style-name="Standard" style:default-outline-level="">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ncabezado_20_9" style:display-name="Encabezado 9" style:family="paragraph" style:parent-style-name="Standard" style:default-outline-level="">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Encabezad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Párrafo_20_de_20_lista" style:display-name="Párrafo de lista"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 fo:font-family="Calibri, Calibri" style:font-family-generic="roman" style:font-pitch="variable" style:font-name-asian="SimSun" style:font-family-asian="SimSun, 宋体" style:font-family-generic-asian="system" style:font-pitch-asian="variable" style:font-name-complex="Calibri1" style:font-family-complex="Calibri, Calib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style style:name="Quotations" style:family="paragraph" style:parent-style-name="Standard" style:default-outline-level="" style:class="html"/>
    <style:style style:name="Subtitle" style:family="paragraph" style:paren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1" fo:font-family="'Courier New'" style:font-family-generic="roman" style:font-pitch="variable" fo:font-size="10.5pt" style:font-size-asian="10.5pt" style:font-name-complex="Courier New3" style:font-family-complex="'Courier New'" style:font-family-generic-complex="system" style:font-pitch-complex="variable"/>
    </style:style>
    <style:style style:name="Predeterminado" style:family="paragraph" style:default-outline-level="">
      <style:paragraph-properties fo:margin-top="0cm" fo:margin-bottom="0.353cm" loext:contextual-spacing="false" fo:line-height="115%" fo:text-align="start" style:justify-single-word="false" fo:orphans="2" fo:widows="2" style:punctuation-wrap="simple" style:writing-mode="lr-tb">
        <style:tab-stops>
          <style:tab-stop style:position="1.251cm"/>
        </style:tab-stops>
      </style:paragraph-properties>
      <style:text-properties fo:color="#00000a" style:font-name="Liberation Serif" fo:font-family="'Liberation Serif'" style:font-family-generic="roman" style:font-pitch="variable" fo:font-size="12pt" fo:language="es" fo:country="ES"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margin-top="0cm" fo:margin-bottom="0.353cm" loext:contextual-spacing="false" fo:line-height="115%" fo:text-align="center"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fo:font-weight="bold" style:font-name-asian="Droid Sans Fallback" style:font-family-asian="'Droid Sans Fallback'" style:font-family-generic-asian="system" style:font-pitch-asian="variable" style:font-size-asian="12pt" style:language-asian="zh" style:country-asian="CN" style:font-weight-asian="bold" style:font-name-complex="Droid Sans Devanagari" style:font-family-complex="'Droid Sans Devanagari'" style:font-family-generic-complex="system" style:font-pitch-complex="variable" style:font-size-complex="12pt" style:language-complex="hi" style:country-complex="IN"/>
    </style:style>
    <style:style style:name="List_20_Paragraph" style:display-name="List Paragraph" style:family="paragraph" style:default-outline-level="">
      <style:paragraph-properties fo:margin-left="1.27cm" fo:margin-right="0cm" fo:margin-top="0cm" fo:margin-bottom="0.353cm" loext:contextual-spacing="false" fo:line-height="115%" fo:text-align="start" style:justify-single-word="false" fo:orphans="2" fo:widows="2" fo:text-indent="0cm" style:auto-text-indent="false" style:punctuation-wrap="simple"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Encabezamiento" style:family="paragraph" style:parent-style-name="Predeterminado"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fo:line-height="115%"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fo:font-style="italic" style:font-name-asian="Droid Sans Fallback" style:font-family-asian="'Droid Sans Fallback'"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style>
    <style:style style:name="Pie" style:family="paragraph" style:default-outline-level="">
      <style:paragraph-properties fo:margin-top="0.212cm" fo:margin-bottom="0.212cm" loext:contextual-spacing="false" fo:line-height="115%"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fo:font-style="italic" style:font-name-asian="Droid Sans Fallback" style:font-family-asian="'Droid Sans Fallback'" style:font-family-generic-asian="system" style:font-pitch-asian="variable" style:font-size-asian="12pt" style:language-asian="zh" style:country-asian="CN" style:font-style-asian="italic" style:font-name-complex="Droid Sans Devanagari" style:font-family-complex="'Droid Sans Devanagari'" style:font-family-generic-complex="system" style:font-pitch-complex="variable" style:font-size-complex="12pt" style:language-complex="hi" style:country-complex="IN"/>
    </style:style>
    <style:style style:name="Quote" style:family="paragraph" style:parent-style-name="Standard" style:default-outline-level="">
      <style:text-properties fo:color="#000000" fo:font-style="italic" style:font-style-asian="italic"/>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Fuente_20_de_20_párrafo_20_predeterminada" style:display-name="Fuente de párrafo predeterminada" style:family="text">
      <style:text-properties style:font-name="Calibri" fo:font-family="Calibri, Calibri" style:font-family-generic="roman" style:font-pitch="variable" style:font-name-asian="SimSun" style:font-family-asian="SimSun, 宋体" style:font-family-generic-asian="system" style:font-pitch-asian="variable" style:font-name-complex="Times New Roman1" style:font-family-complex="'Times New Roman', 'Times New Roman'" style:font-family-generic-complex="system" style:font-pitch-complex="variable"/>
    </style:style>
    <style:style style:name="WW8Num3z2" style:family="text">
      <style:text-properties style:font-name="Wingdings" fo:font-family="Wingdings, Wingdings" style:font-family-generic="roman" style:font-pitch="variable" style:font-name-complex="Wingdings2" style:font-family-complex="Wingdings, Wingdings" style:font-family-generic-complex="system" style:font-pitch-complex="variable"/>
    </style:style>
    <style:style style:name="WW8Num3z1" style:family="text">
      <style:text-properties style:font-name="Courier New" fo:font-family="'Courier New', 'Courier New'" style:font-family-generic="roman" style:font-pitch="variable" style:font-name-complex="Courier New2" style:font-family-complex="'Courier New', 'Courier New'" style:font-family-generic-complex="system" style:font-pitch-complex="variable"/>
    </style:style>
    <style:style style:name="WW8Num3z0" style:family="text">
      <style:text-properties style:font-name="Symbol" fo:font-family="Symbol, Symbol" style:font-family-generic="roman" style:font-pitch="variable" fo:font-size="12pt" style:font-size-asian="12pt" style:font-name-complex="Symbol2" style:font-family-complex="Symbol, Symbol" style:font-family-generic-complex="system" style:font-pitch-complex="variable" style:font-size-complex="12pt"/>
    </style:style>
    <style:style style:name="WW8Num2z2" style:family="text">
      <style:text-properties style:font-name="Wingdings" fo:font-family="Wingdings, Wingdings" style:font-family-generic="roman" style:font-pitch="variable" style:font-name-complex="Wingdings2" style:font-family-complex="Wingdings, Wingdings" style:font-family-generic-complex="system" style:font-pitch-complex="variable"/>
    </style:style>
    <style:style style:name="WW8Num2z1" style:family="text">
      <style:text-properties style:font-name="Courier New" fo:font-family="'Courier New', 'Courier New'" style:font-family-generic="roman" style:font-pitch="variable" style:font-name-complex="Courier New2" style:font-family-complex="'Courier New', 'Courier New'" style:font-family-generic-complex="system" style:font-pitch-complex="variable"/>
    </style:style>
    <style:style style:name="WW8Num2z0" style:family="text">
      <style:text-properties style:font-name="Symbol" fo:font-family="Symbol, Symbol" style:font-family-generic="roman" style:font-pitch="variable" fo:font-size="12pt" style:font-size-asian="12pt" style:font-name-complex="Symbol2" style:font-family-complex="Symbol, Symbol" style:font-family-generic-complex="system" style:font-pitch-complex="variable" style:font-size-complex="12pt"/>
    </style:style>
    <style:style style:name="WW8Num1z2" style:family="text">
      <style:text-properties style:font-name="Wingdings" fo:font-family="Wingdings, Wingdings" style:font-family-generic="roman" style:font-pitch="variable" style:font-name-complex="Wingdings2" style:font-family-complex="Wingdings, Wingdings" style:font-family-generic-complex="system" style:font-pitch-complex="variable"/>
    </style:style>
    <style:style style:name="WW8Num1z1" style:family="text">
      <style:text-properties style:font-name="Courier New" fo:font-family="'Courier New', 'Courier New'" style:font-family-generic="roman" style:font-pitch="variable" style:font-name-complex="Courier New2" style:font-family-complex="'Courier New', 'Courier New'" style:font-family-generic-complex="system" style:font-pitch-complex="variable"/>
    </style:style>
    <style:style style:name="WW8Num1z0" style:family="text">
      <style:text-properties style:font-name="Symbol" fo:font-family="Symbol, Symbol" style:font-family-generic="roman" style:font-pitch="variable" fo:font-size="12pt" style:font-size-asian="12pt" style:font-name-complex="Symbol2" style:font-family-complex="Symbol, Symbol" style:font-family-generic-complex="system" style:font-pitch-complex="variable" style:font-size-complex="12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Arial1" fo:font-family="Arial" style:font-family-generic="roman" style:font-pitch="variable" style:font-name-complex="Symbol3" style:font-family-complex="Symbol" style:font-family-generic-complex="system" style:font-pitch-complex="variable"/>
    </style:style>
    <style:style style:name="ListLabel_20_1" style:display-name="ListLabel 1" style:family="text">
      <style:text-properties style:font-name-complex="Symbol3" style:font-family-complex="Symbol" style:font-family-generic-complex="system" style:font-pitch-complex="variable"/>
    </style:style>
    <style:style style:name="ListLabel_20_2" style:display-name="ListLabel 2" style:family="text">
      <style:text-properties style:font-name-complex="Symbol3" style:font-family-complex="Symbol" style:font-family-generic-complex="system" style:font-pitch-complex="variable"/>
    </style:style>
    <style:style style:name="Quote_20_Char_5f_41b5c75a-98f3-40a2-b6ce-f47f0d831c2e" style:display-name="Quote Char_41b5c75a-98f3-40a2-b6ce-f47f0d831c2e" style:family="text">
      <style:text-properties fo:color="#000000" fo:font-style="italic" style:font-style-asian="italic"/>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_5f_446db05f-7b1b-497c-b50e-71c372c0adaa" style:display-name="Heading 8 Char_446db05f-7b1b-497c-b50e-71c372c0adaa" style:family="tex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_5f_3c9d2263-8b0b-44e7-9c68-b6a23dbfb686" style:display-name="Heading 9 Char_3c9d2263-8b0b-44e7-9c68-b6a23dbfb686" style:family="tex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_5f_4a0ec54c-b45a-4555-9246-bc37e6d84cf9" style:display-name="Heading 7 Char_4a0ec54c-b45a-4555-9246-bc37e6d84cf9" style:family="tex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_5f_66b71f2e-65b0-42f0-ae00-c6cd39a68ba6" style:display-name="Title Char_66b71f2e-65b0-42f0-ae00-c6cd39a68ba6" style:family="tex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_5f_e1084c66-1da2-47c0-a6ca-3ac3a2801c36" style:display-name="Heading 2 Char_e1084c66-1da2-47c0-a6ca-3ac3a2801c36" style:family="tex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Intense_20_Emphasis" style:display-name="Intense Emphasis" style:family="text">
      <style:text-properties fo:color="#4f81bd" fo:font-style="italic" fo:font-weight="bold" style:font-style-asian="italic" style:font-weight-asian="bold"/>
    </style:style>
    <style:style style:name="Heading_20_6_20_Char_5f_0a2270da-a282-4b75-870e-719c42224093" style:display-name="Heading 6 Char_0a2270da-a282-4b75-870e-719c42224093" style:family="tex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text-properties fo:font-size="10pt" style:font-size-asian="10pt"/>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text-properties fo:font-size="10pt" style:font-size-asian="10pt"/>
    </style:style>
    <style:style style:name="Subtitle_20_Char" style:display-name="Subtitle Char" style:family="tex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text-properties fo:color="#808080" fo:font-style="italic" style:font-style-asian="italic"/>
    </style:style>
    <style:style style:name="Plain_20_Text_20_Char" style:display-name="Plain Text Char" style:family="text">
      <style:text-properties style:font-name="Courier New1" fo:font-family="'Courier New'" style:font-family-generic="roman" style:font-pitch="variable" fo:font-size="10.5pt" style:font-size-asian="10.5pt" style:font-name-complex="Courier New3" style:font-family-complex="'Courier New'" style:font-family-generic-complex="system" style:font-pitch-complex="variable"/>
    </style:style>
    <style:style style:name="Endnote_20_reference" style:display-name="Endnote reference" style:family="text">
      <style:text-properties style:text-position="super 58%"/>
    </style:style>
    <style:style style:name="Heading_20_1_20_Char_5f_cba5b697-45ba-4782-9c5c-314514626182" style:display-name="Heading 1 Char_cba5b697-45ba-4782-9c5c-314514626182" style:family="tex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_5f_56c5b9b2-39c2-4d07-a140-dcc4bd45eb15" style:display-name="Heading 5 Char_56c5b9b2-39c2-4d07-a140-dcc4bd45eb15"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_5f_659e5fcc-2e95-42e6-8159-1bbfcf8a69ea" style:display-name="Heading 3 Char_659e5fcc-2e95-42e6-8159-1bbfcf8a69e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_5f_b5e93cde-6559-48a4-8c1a-cd8cd9f1ef65" style:display-name="Intense Quote Char_b5e93cde-6559-48a4-8c1a-cd8cd9f1ef65"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_5f_b7accc79-a351-4b0f-9033-b860f83bfb0f" style:display-name="Heading 4 Char_b7accc79-a351-4b0f-9033-b860f83bfb0f"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ListLabel_20_5" style:display-name="ListLabel 5" style:family="text">
      <style:text-properties style:font-name="Arial1" fo:font-family="Arial" style:font-family-generic="roman" style:font-pitch="variable" fo:font-size="12pt" fo:font-weight="normal" style:font-name-complex="Wingdings3" style:font-family-complex="Wingdings" style:font-family-generic-complex="system" style:font-pitch-complex="variable"/>
    </style:style>
    <style:style style:name="ListLabel_20_6" style:display-name="ListLabel 6" style:family="text">
      <style:text-properties style:font-name-complex="Wingdings3" style:font-family-complex="Wingdings" style:font-family-generic-complex="system" style:font-pitch-complex="variable"/>
    </style:style>
    <style:style style:name="ListLabel_20_7" style:display-name="ListLabel 7" style:family="text">
      <style:text-properties style:font-name-complex="Wingdings3" style:font-family-complex="Wingdings" style:font-family-generic-complex="system" style:font-pitch-complex="variable"/>
    </style:style>
    <style:style style:name="ListLabel_20_8" style:display-name="ListLabel 8" style:family="text">
      <style:text-properties style:font-name-complex="Wingdings3" style:font-family-complex="Wingdings" style:font-family-generic-complex="system" style:font-pitch-complex="variable"/>
    </style:style>
    <style:style style:name="ListLabel_20_9" style:display-name="ListLabel 9" style:family="text">
      <style:text-properties style:font-name-complex="Wingdings3" style:font-family-complex="Wingdings" style:font-family-generic-complex="system" style:font-pitch-complex="variable"/>
    </style:style>
    <style:style style:name="ListLabel_20_10" style:display-name="ListLabel 10" style:family="text">
      <style:text-properties style:font-name-complex="Wingdings3" style:font-family-complex="Wingdings" style:font-family-generic-complex="system" style:font-pitch-complex="variable"/>
    </style:style>
    <style:style style:name="ListLabel_20_11" style:display-name="ListLabel 11" style:family="text">
      <style:text-properties style:font-name-complex="Wingdings3" style:font-family-complex="Wingdings" style:font-family-generic-complex="system" style:font-pitch-complex="variable"/>
    </style:style>
    <style:style style:name="ListLabel_20_12" style:display-name="ListLabel 12" style:family="text">
      <style:text-properties style:font-name-complex="Wingdings3" style:font-family-complex="Wingdings" style:font-family-generic-complex="system" style:font-pitch-complex="variable"/>
    </style:style>
    <style:style style:name="ListLabel_20_13" style:display-name="ListLabel 13" style:family="text">
      <style:text-properties style:font-name-complex="Wingdings3" style:font-family-complex="Wingdings" style:font-family-generic-complex="system" style:font-pitch-complex="variable"/>
    </style:style>
    <style:style style:name="ListLabel_20_14" style:display-name="ListLabel 14" style:family="text">
      <style:text-properties style:font-name="Arial1" fo:font-family="Arial" style:font-family-generic="roman" style:font-pitch="variable" fo:font-size="12pt" fo:font-weight="normal" style:font-name-complex="OpenSymbol3" style:font-family-complex="OpenSymbol" style:font-family-generic-complex="system" style:font-pitch-complex="variable"/>
    </style:style>
    <style:style style:name="ListLabel_20_15" style:display-name="ListLabel 15" style:family="text">
      <style:text-properties style:font-name="Arial1" fo:font-family="Arial" style:font-family-generic="roman" style:font-pitch="variable" fo:font-size="12pt" fo:font-weight="normal"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Arial1" fo:font-family="Arial" style:font-family-generic="roman" style:font-pitch="variable" fo:font-size="12pt" fo:font-weight="normal"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Arial1" fo:font-family="Arial" style:font-family-generic="roman" style:font-pitch="variable" fo:font-size="12pt" fo:font-weight="normal"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Arial1" fo:font-family="Arial" style:font-family-generic="roman" style:font-pitch="variable" fo:font-size="12pt" fo:font-weight="normal"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Arial1" fo:font-family="Arial" style:font-family-generic="roman" style:font-pitch="variable" fo:font-size="12pt" fo:font-weight="normal"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Arial1" fo:font-family="Arial" style:font-family-generic="roman" style:font-pitch="variable"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3cm" fo:margin-bottom="3cm" fo:margin-left="4.001cm" fo:margin-right="3cm" style:writing-mode="lr-tb" style:layout-grid-color="#c0c0c0" style:layout-grid-lines="21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08:27:04</meta:creation-date>
    <meta:initial-creator>WPS Office</meta:initial-creator>
    <dc:language>es-ES</dc:language>
    <dc:date>2016-10-09T22:54:20.468367493</dc:date>
    <meta:editing-cycles>15</meta:editing-cycles>
    <meta:editing-duration>PT3H41M53S</meta:editing-duration>
    <meta:generator>LibreOffice/5.2.1.2$Linux_X86_64 LibreOffice_project/20m0$Build-2</meta:generator>
    <meta:document-statistic meta:table-count="0" meta:image-count="0" meta:object-count="0" meta:page-count="9" meta:paragraph-count="77" meta:word-count="1781" meta:character-count="10886" meta:non-whitespace-character-count="9213"/>
  </office:meta>
</office:document-meta>
</file>